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4*"/>
    </style:style>
    <style:style style:name="Tabla1.B" style:family="table-column">
      <style:table-column-properties style:column-width="8.502cm" style:rel-column-width="32771*"/>
    </style:style>
    <style:style style:name="Tabla1.A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text-properties style:font-name="DejaVu Sans1" officeooo:rsid="00124036" officeooo:paragraph-rsid="00135b3d"/>
    </style:style>
    <style:style style:name="P2" style:family="paragraph" style:parent-style-name="Table_20_Contents">
      <style:text-properties style:font-name="DejaVu Sans1" officeooo:rsid="00124036" officeooo:paragraph-rsid="00124036"/>
    </style:style>
    <style:style style:name="P3" style:family="paragraph" style:parent-style-name="Standard">
      <style:text-properties style:font-name="DejaVu Sans1" fo:font-size="12pt" officeooo:rsid="00124036" officeooo:paragraph-rsid="00135b3d" style:font-size-asian="10.5pt" style:font-size-complex="12pt"/>
    </style:style>
    <style:style style:name="P4" style:family="paragraph" style:parent-style-name="Table_20_Contents">
      <style:text-properties style:font-name="DejaVu Sans1"/>
    </style:style>
    <style:style style:name="P5" style:family="paragraph" style:parent-style-name="Table_20_Contents">
      <style:text-properties style:font-name="DejaVu Sans1" fo:font-size="10pt" officeooo:rsid="00124036" officeooo:paragraph-rsid="00124036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T1" style:family="text">
      <style:text-properties fo:font-size="10pt" officeooo:rsid="0014f0cb" style:font-size-asian="10pt" style:font-size-complex="10pt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lf.centroReceptor.code + &quot;-&quot; + self.centroReceptor.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lf.numeroExpediente + &quot;-&quot;+self.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lf.fechaUltimoEstado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w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elf.abierto" form:control-implementation="ooo:com.sun.star.form.component.CheckBox" xml:id="control5" form:id="control5" form:label="Casilla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">Centro/Centre:</text:p>
            <text:p text:style-name="P2"><draw:control text:anchor-type="as-char" draw:z-index="0" draw:name="Control 1" draw:style-name="gr2" draw:text-style-name="P7" svg:width="16.59cm" svg:height="0.424cm" draw:control="control1"/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5">Expediente/Expedient:</text:p>
            <text:p text:style-name="P1"><draw:control text:anchor-type="as-char" draw:z-index="1" draw:name="Control 2" draw:style-name="gr2" draw:text-style-name="P7" svg:width="16.59cm" svg:height="0.424cm" draw:control="control2"/></text:p>
          </table:table-cell>
          <table:covered-table-cell/>
        </table:table-row>
        <table:table-row>
          <table:table-cell table:style-name="Tabla1.A3" office:value-type="string">
            <text:p text:style-name="P5">Fecha de creación/Data de creació</text:p>
            <text:p text:style-name="P3"><draw:control text:anchor-type="as-char" draw:z-index="2" draw:name="Control 3" draw:style-name="gr2" draw:text-style-name="P7" svg:width="8.284cm" svg:height="0.424cm" draw:control="control3"/></text:p>
          </table:table-cell>
          <table:table-cell table:style-name="Tabla1.A2" office:value-type="string">
            <text:p text:style-name="P5">Fecha de presetación/Data de presentació</text:p>
            <text:p text:style-name="P3"><draw:control text:anchor-type="as-char" draw:z-index="3" draw:name="Control 4" draw:style-name="gr2" draw:text-style-name="P7" svg:width="8.284cm" svg:height="0.424cm" draw:control="control4"/></text:p>
          </table:table-cell>
        </table:table-row>
        <table:table-row>
          <table:table-cell table:style-name="Tabla1.A2" table:number-columns-spanned="2" office:value-type="string">
            <text:p text:style-name="P4"><draw:control text:anchor-type="as-char" draw:z-index="4" draw:name="Control 5" draw:style-name="gr1" draw:text-style-name="P6" svg:width="0.451cm" svg:height="0.477cm" draw:control="control5"/><text:span text:style-name="T1">Expediente Abierto/Expediente Obert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09:49:16.553164264</meta:creation-date>
    <dc:date>2025-08-29T13:37:11.381005338</dc:date>
    <meta:editing-duration>PT1H5M33S</meta:editing-duration>
    <meta:editing-cycles>4</meta:editing-cycles>
    <meta:generator>LibreOffice/24.2.7.2$Linux_X86_64 LibreOffice_project/420$Build-2</meta:generator>
    <meta:print-date>2025-08-29T13:37:15.418670217</meta:print-date>
    <meta:printed-by>Archivos PDF</meta:printed-by>
    <meta:document-statistic meta:table-count="1" meta:image-count="0" meta:object-count="0" meta:page-count="1" meta:paragraph-count="9" meta:word-count="15" meta:character-count="143" meta:non-whitespace-character-count="133"/>
  </office:meta>
</office:document-meta>
</file>